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456C1CF697220535.png" manifest:media-type="image/png"/>
  <manifest:file-entry manifest:full-path="Pictures/10000000000005560000030068A92E7B2A9259D0.png" manifest:media-type="image/png"/>
  <manifest:file-entry manifest:full-path="Pictures/100000000000055600000300AF1F0F431CCC8688.png" manifest:media-type="image/png"/>
  <manifest:file-entry manifest:full-path="Pictures/100000000000055600000300034F89E910B52310.png" manifest:media-type="image/png"/>
  <manifest:file-entry manifest:full-path="Pictures/100000000000055600000300FBA7A59500B377BD.png" manifest:media-type="image/png"/>
  <manifest:file-entry manifest:full-path="Pictures/10000000000005560000030060FF5F227E7AECB5.png" manifest:media-type="image/png"/>
  <manifest:file-entry manifest:full-path="Pictures/1000000000000556000003003C248883403842DD.png" manifest:media-type="image/png"/>
  <manifest:file-entry manifest:full-path="Pictures/1000000000000556000003009F3FF94A3E56F3D5.png" manifest:media-type="image/png"/>
  <manifest:file-entry manifest:full-path="Pictures/100000000000055600000300FC995B178A7870F5.png" manifest:media-type="image/png"/>
  <manifest:file-entry manifest:full-path="Pictures/1000000000000556000003000658B1288AFADF42.png" manifest:media-type="image/png"/>
  <manifest:file-entry manifest:full-path="Pictures/10000000000005560000030059D4397F2E0B66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d8d5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font-weight="bold" officeooo:rsid="0004d8d5" style:font-weight-asian="bold" style:font-weight-complex="bold"/>
    </style:style>
    <style:style style:name="T1" style:family="text">
      <style:text-properties fo:font-weight="bold" officeooo:rsid="0004d8d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text:span text:style-name="T1">Modulo 2</text:span></text:p>
      <text:p text:style-name="P2"/>
      <text:p text:style-name="P2"><draw:frame draw:style-name="fr1" draw:name="Imagen1" text:anchor-type="char" svg:x="0cm" svg:y="0.376cm" svg:width="17.59cm" svg:height="9.888cm" draw:z-index="0"><draw:image xlink:href="Pictures/10000000000005560000030059D4397F2E0B66DC.png" xlink:type="simple" xlink:show="embed" xlink:actuate="onLoad" draw:mime-type="image/png"/></draw:frame></text:p>
      <text:p text:style-name="P2"/>
      <text:p text:style-name="P2"><draw:frame draw:style-name="fr2" draw:name="Imagen2" text:anchor-type="char" svg:width="17.59cm" svg:height="9.888cm" draw:z-index="1"><draw:image xlink:href="Pictures/100000000000055600000300FC995B178A7870F5.png" xlink:type="simple" xlink:show="embed" xlink:actuate="onLoad" draw:mime-type="image/png"/></draw:frame></text:p>
      <text:p text:style-name="P2"/>
      <text:p text:style-name="P2"/>
      <text:p text:style-name="P3"/>
      <text:p text:style-name="P2"/>
      <text:p text:style-name="P2"/>
      <text:p text:style-name="P2"><draw:frame draw:style-name="fr2" draw:name="Imagen3" text:anchor-type="char" svg:width="17.59cm" svg:height="9.888cm" draw:z-index="2"><draw:image xlink:href="Pictures/1000000000000556000003009F3FF94A3E56F3D5.png" xlink:type="simple" xlink:show="embed" xlink:actuate="onLoad" draw:mime-type="image/png"/></draw:frame></text:p>
      <text:p text:style-name="P2"/>
      <text:p text:style-name="P2"/>
      <text:p text:style-name="P2"><draw:frame draw:style-name="fr2" draw:name="Imagen4" text:anchor-type="char" svg:width="17.59cm" svg:height="9.888cm" draw:z-index="3"><draw:image xlink:href="Pictures/1000000000000556000003000658B1288AFADF42.png" xlink:type="simple" xlink:show="embed" xlink:actuate="onLoad" draw:mime-type="image/png"/></draw:frame></text:p>
      <text:p text:style-name="P2"/>
      <text:p text:style-name="P3"><draw:frame draw:style-name="fr1" draw:name="Imagen5" text:anchor-type="char" svg:x="0cm" svg:y="0.153cm" svg:width="17.59cm" svg:height="9.888cm" draw:z-index="4"><draw:image xlink:href="Pictures/10000000000005560000030060FF5F227E7AECB5.png" xlink:type="simple" xlink:show="embed" xlink:actuate="onLoad" draw:mime-type="image/png"/></draw:frame></text:p>
      <text:p text:style-name="P2"/>
      <text:p text:style-name="P2"/>
      <text:p text:style-name="P2"><draw:frame draw:style-name="fr1" draw:name="Imagen6" text:anchor-type="char" svg:x="0cm" svg:y="0.074cm" svg:width="17.59cm" svg:height="9.888cm" draw:z-index="5"><draw:image xlink:href="Pictures/100000000000055600000300AF1F0F431CCC8688.png" xlink:type="simple" xlink:show="embed" xlink:actuate="onLoad" draw:mime-type="image/png"/></draw:frame></text:p>
      <text:p text:style-name="P2"/>
      <text:p text:style-name="P2"/>
      <text:p text:style-name="P3"/>
      <text:p text:style-name="P2"><draw:frame draw:style-name="fr1" draw:name="Imagen7" text:anchor-type="char" svg:x="0cm" svg:y="0.392cm" svg:width="17.59cm" svg:height="9.888cm" draw:z-index="6"><draw:image xlink:href="Pictures/100000000000055600000300FBA7A59500B377BD.png" xlink:type="simple" xlink:show="embed" xlink:actuate="onLoad" draw:mime-type="image/png"/></draw:frame></text:p>
      <text:p text:style-name="P2"/>
      <text:p text:style-name="P2"/>
      <text:p text:style-name="P2"><draw:frame draw:style-name="fr1" draw:name="Imagen8" text:anchor-type="char" svg:x="0cm" svg:y="0.116cm" svg:width="17.59cm" svg:height="9.888cm" draw:z-index="7"><draw:image xlink:href="Pictures/10000000000005560000030068A92E7B2A9259D0.png" xlink:type="simple" xlink:show="embed" xlink:actuate="onLoad" draw:mime-type="image/png"/></draw:frame></text:p>
      <text:p text:style-name="P2"/>
      <text:p text:style-name="P3"><draw:frame draw:style-name="fr1" draw:name="Imagen9" text:anchor-type="char" svg:x="0.079cm" svg:y="-0.796cm" svg:width="17.59cm" svg:height="9.888cm" draw:z-index="8"><draw:image xlink:href="Pictures/100000000000055600000300456C1CF697220535.png" xlink:type="simple" xlink:show="embed" xlink:actuate="onLoad" draw:mime-type="image/png"/></draw:frame></text:p>
      <text:p text:style-name="P2"/>
      <text:p text:style-name="P2"><draw:frame draw:style-name="fr1" draw:name="Imagen10" text:anchor-type="char" svg:x="0.079cm" svg:y="1.048cm" svg:width="17.59cm" svg:height="9.888cm" draw:z-index="9"><draw:image xlink:href="Pictures/100000000000055600000300034F89E910B52310.png" xlink:type="simple" xlink:show="embed" xlink:actuate="onLoad" draw:mime-type="image/png"/></draw:frame></text:p>
      <text:p text:style-name="P3"><draw:frame draw:style-name="fr1" draw:name="Imagen11" text:anchor-type="char" svg:x="0cm" svg:y="-0.042cm" svg:width="17.59cm" svg:height="9.888cm" draw:z-index="10"><draw:image xlink:href="Pictures/1000000000000556000003003C248883403842DD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4:22:53.192438014</meta:creation-date>
    <dc:date>2024-11-25T15:45:49.968199109</dc:date>
    <meta:editing-duration>PT7M10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6" meta:paragraph-count="1" meta:word-count="2" meta:character-count="11" meta:non-whitespace-character-count="7"/>
  </office:meta>
</office:document-meta>
</file>